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Yu Gothic UI" svg:font-family="Yu Gothic UI" style:font-family-generic="swiss" style:font-pitch="variable" svg:panose-1="2 11 5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Yu Gothic U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Yu Gothic UI" fo:font-weight="bold" style:font-weight-asian="bold" style:font-weight-complex="bold"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Yu Gothic UI" fo:font-weight="bold" style:font-weight-asian="bold" style:font-weight-complex="bold" style:text-underline-type="single" style:text-underline-style="solid" style:text-underline-width="auto" style:text-underline-mode="continuous"/>
    </style:style>
    <style:style style:name="P3" style:parent-style-name="Standard" style:family="paragraph">
      <style:text-properties style:font-name="Yu Gothic UI" style:text-underline-type="single" style:text-underline-style="solid" style:text-underline-width="auto" style:text-underline-mode="continuous"/>
    </style:style>
    <style:style style:name="P4" style:parent-style-name="Standard" style:family="paragraph">
      <style:paragraph-properties fo:text-align="justify"/>
      <style:text-properties style:font-name="Yu Gothic UI"/>
    </style:style>
    <style:style style:name="P5" style:parent-style-name="Standard" style:family="paragraph">
      <style:paragraph-properties fo:text-align="justify"/>
      <style:text-properties style:font-name="Yu Gothic UI"/>
    </style:style>
    <style:style style:name="P6" style:parent-style-name="Standard" style:family="paragraph">
      <style:paragraph-properties fo:text-align="justify"/>
      <style:text-properties style:font-name="Yu Gothic UI"/>
    </style:style>
    <style:style style:name="P7" style:parent-style-name="Standard" style:family="paragraph">
      <style:paragraph-properties fo:text-align="justify"/>
      <style:text-properties style:font-name="Yu Gothic UI"/>
    </style:style>
    <style:style style:name="P8" style:parent-style-name="Standard" style:family="paragraph">
      <style:paragraph-properties fo:text-align="justify"/>
      <style:text-properties style:font-name="Yu Gothic UI"/>
    </style:style>
    <style:style style:name="P9" style:parent-style-name="Standard" style:family="paragraph">
      <style:paragraph-properties fo:text-align="justify"/>
      <style:text-properties style:font-name="Yu Gothic UI"/>
    </style:style>
    <style:style style:name="P10" style:parent-style-name="Standard" style:family="paragraph">
      <style:paragraph-properties fo:text-align="justify"/>
      <style:text-properties style:font-name="Yu Gothic UI"/>
    </style:style>
    <style:style style:name="P11" style:parent-style-name="Standard" style:family="paragraph">
      <style:paragraph-properties fo:text-align="justify"/>
      <style:text-properties style:font-name="Yu Gothic UI"/>
    </style:style>
    <style:style style:name="P12" style:parent-style-name="Standard" style:family="paragraph">
      <style:paragraph-properties fo:text-align="justify"/>
      <style:text-properties style:font-name="Yu Gothic UI"/>
    </style:style>
    <style:style style:name="P13" style:parent-style-name="Standard" style:family="paragraph">
      <style:paragraph-properties fo:text-align="justify"/>
      <style:text-properties style:font-name="Yu Gothic UI"/>
    </style:style>
    <style:style style:name="P14" style:parent-style-name="Standard" style:family="paragraph">
      <style:paragraph-properties fo:text-align="justify"/>
      <style:text-properties style:font-name="Yu Gothic UI"/>
    </style:style>
    <style:style style:name="P15" style:parent-style-name="Standard" style:family="paragraph">
      <style:paragraph-properties fo:text-align="justify"/>
      <style:text-properties style:font-name="Yu Gothic UI"/>
    </style:style>
    <style:style style:name="P16" style:parent-style-name="Standard" style:family="paragraph">
      <style:paragraph-properties fo:text-align="justify"/>
      <style:text-properties style:font-name="Yu Gothic UI" style:text-underline-type="single" style:text-underline-style="solid" style:text-underline-width="auto" style:text-underline-mode="continuous"/>
    </style:style>
    <style:style style:name="P17" style:parent-style-name="Standard" style:family="paragraph">
      <style:paragraph-properties fo:text-align="justify"/>
      <style:text-properties style:font-name="Yu Gothic UI" style:text-underline-type="single" style:text-underline-style="solid" style:text-underline-width="auto" style:text-underline-mode="continuous"/>
    </style:style>
    <style:style style:name="P18" style:parent-style-name="Standard" style:family="paragraph">
      <style:paragraph-properties fo:text-align="justify"/>
      <style:text-properties style:font-name="Yu Gothic UI"/>
    </style:style>
    <style:style style:name="P19" style:parent-style-name="Standard" style:family="paragraph">
      <style:paragraph-properties fo:text-align="justify"/>
      <style:text-properties style:font-name="Yu Gothic UI"/>
    </style:style>
    <style:style style:name="P20" style:parent-style-name="Standard" style:family="paragraph">
      <style:paragraph-properties fo:text-align="justify"/>
      <style:text-properties style:font-name="Yu Gothic UI"/>
    </style:style>
    <style:style style:name="P21" style:parent-style-name="Standard" style:family="paragraph">
      <style:paragraph-properties fo:text-align="justify"/>
      <style:text-properties style:font-name="Yu Gothic UI"/>
    </style:style>
    <style:style style:name="P22" style:parent-style-name="Standard" style:family="paragraph">
      <style:paragraph-properties fo:text-align="justify"/>
      <style:text-properties style:font-name="Yu Gothic UI"/>
    </style:style>
    <style:style style:name="P23" style:parent-style-name="Standard" style:family="paragraph">
      <style:paragraph-properties fo:text-align="justify"/>
      <style:text-properties style:font-name="Yu Gothic UI"/>
    </style:style>
    <style:style style:name="P24" style:parent-style-name="Standard" style:family="paragraph">
      <style:paragraph-properties fo:text-align="justify"/>
      <style:text-properties style:font-name="Yu Gothic UI"/>
    </style:style>
    <style:style style:name="P25" style:parent-style-name="Standard" style:family="paragraph">
      <style:paragraph-properties fo:text-align="justify"/>
      <style:text-properties style:font-name="Yu Gothic UI"/>
    </style:style>
    <style:style style:name="P26" style:parent-style-name="Standard" style:family="paragraph">
      <style:paragraph-properties fo:text-align="justify"/>
      <style:text-properties style:font-name="Yu Gothic UI"/>
    </style:style>
    <style:style style:name="P27" style:parent-style-name="Standard" style:family="paragraph">
      <style:paragraph-properties fo:text-align="justify"/>
      <style:text-properties style:font-name="Yu Gothic UI"/>
    </style:style>
    <style:style style:name="P28" style:parent-style-name="Standard" style:family="paragraph">
      <style:paragraph-properties fo:text-align="justify"/>
      <style:text-properties style:font-name="Yu Gothic UI"/>
    </style:style>
    <style:style style:name="P29" style:parent-style-name="Standard" style:family="paragraph">
      <style:paragraph-properties fo:text-align="justify"/>
      <style:text-properties style:font-name="Yu Gothic UI"/>
    </style:style>
    <style:style style:name="P30" style:parent-style-name="Standard" style:family="paragraph">
      <style:paragraph-properties fo:text-align="justify"/>
      <style:text-properties style:font-name="Yu Gothic UI"/>
    </style:style>
    <style:style style:name="P31" style:parent-style-name="Standard" style:family="paragraph">
      <style:paragraph-properties fo:text-align="justify"/>
      <style:text-properties style:font-name="Yu Gothic UI"/>
    </style:style>
    <style:style style:name="P32" style:parent-style-name="Standard" style:list-style-name="LFO1" style:family="paragraph">
      <style:paragraph-properties fo:text-align="justify"/>
      <style:text-properties style:font-name="Yu Gothic UI"/>
    </style:style>
    <style:style style:name="P33" style:parent-style-name="Standard" style:list-style-name="LFO1" style:family="paragraph">
      <style:paragraph-properties fo:text-align="justify"/>
      <style:text-properties style:font-name="Yu Gothic UI"/>
    </style:style>
    <style:style style:name="P34" style:parent-style-name="Standard" style:list-style-name="LFO1" style:family="paragraph">
      <style:paragraph-properties fo:text-align="justify"/>
      <style:text-properties style:font-name="Yu Gothic UI"/>
    </style:style>
    <style:style style:name="P35" style:parent-style-name="Standard" style:list-style-name="LFO1" style:family="paragraph">
      <style:paragraph-properties fo:text-align="justify"/>
      <style:text-properties style:font-name="Yu Gothic UI"/>
    </style:style>
    <style:style style:name="P36" style:parent-style-name="Standard" style:list-style-name="LFO1" style:family="paragraph">
      <style:paragraph-properties fo:text-align="justify"/>
      <style:text-properties style:font-name="Yu Gothic UI"/>
    </style:style>
    <style:style style:name="P37" style:parent-style-name="Standard" style:list-style-name="LFO1" style:family="paragraph">
      <style:paragraph-properties fo:text-align="justify"/>
      <style:text-properties style:font-name="Yu Gothic UI"/>
    </style:style>
    <style:style style:name="P38" style:parent-style-name="Standard" style:list-style-name="LFO1" style:family="paragraph">
      <style:paragraph-properties fo:text-align="justify"/>
      <style:text-properties style:font-name="Yu Gothic UI"/>
    </style:style>
    <style:style style:name="P39" style:parent-style-name="Standard" style:list-style-name="LFO1" style:family="paragraph">
      <style:paragraph-properties fo:text-align="justify"/>
      <style:text-properties style:font-name="Yu Gothic UI"/>
    </style:style>
    <style:style style:name="P40" style:parent-style-name="Standard" style:family="paragraph">
      <style:paragraph-properties fo:text-align="justify" fo:margin-left="0.25in">
        <style:tab-stops/>
      </style:paragraph-properties>
      <style:text-properties style:font-name="Yu Gothic UI"/>
    </style:style>
    <style:style style:name="P41" style:parent-style-name="Standard" style:family="paragraph">
      <style:paragraph-properties fo:text-align="justify"/>
      <style:text-properties style:font-name="Yu Gothic UI"/>
    </style:style>
    <style:style style:name="P42" style:parent-style-name="Standard" style:family="paragraph">
      <style:paragraph-properties fo:text-align="justify"/>
      <style:text-properties style:font-name="Yu Gothic UI"/>
    </style:style>
    <style:style style:name="P43" style:parent-style-name="Standard" style:list-style-name="LFO1" style:family="paragraph">
      <style:paragraph-properties fo:text-align="justify"/>
      <style:text-properties style:font-name="Yu Gothic UI"/>
    </style:style>
    <style:style style:name="P44" style:parent-style-name="Standard" style:list-style-name="LFO1" style:family="paragraph">
      <style:paragraph-properties fo:text-align="justify"/>
      <style:text-properties style:font-name="Yu Gothic UI"/>
    </style:style>
    <style:style style:name="P45" style:parent-style-name="Standard" style:family="paragraph">
      <style:paragraph-properties fo:text-align="justify"/>
      <style:text-properties style:font-name="Yu Gothic UI"/>
    </style:style>
    <style:style style:name="P46" style:parent-style-name="Standard" style:family="paragraph">
      <style:paragraph-properties fo:text-align="justify"/>
      <style:text-properties style:font-name="Yu Gothic UI"/>
    </style:style>
    <style:style style:name="P47" style:parent-style-name="Standard" style:family="paragraph">
      <style:paragraph-properties fo:text-align="justify"/>
    </style:style>
    <style:style style:name="T48" style:parent-style-name="Policepardéfaut" style:family="text">
      <style:text-properties style:font-name="Yu Gothic UI"/>
    </style:style>
    <style:style style:name="T49" style:parent-style-name="Policepardéfaut" style:family="text">
      <style:text-properties style:font-name="Yu Gothic UI" style:text-position="super 58.3%"/>
    </style:style>
    <style:style style:name="T50" style:parent-style-name="Policepardéfaut" style:family="text">
      <style:text-properties style:font-name="Yu Gothic UI"/>
    </style:style>
    <style:style style:name="P51" style:parent-style-name="Standard" style:list-style-name="LFO1" style:family="paragraph">
      <style:paragraph-properties fo:text-align="justify"/>
      <style:text-properties style:font-name="Yu Gothic UI"/>
    </style:style>
    <style:style style:name="P52" style:parent-style-name="Standard" style:family="paragraph">
      <style:paragraph-properties fo:text-align="justify"/>
      <style:text-properties style:font-name="Yu Gothic UI"/>
    </style:style>
    <style:style style:name="P53" style:parent-style-name="Standard" style:family="paragraph">
      <style:paragraph-properties fo:text-align="justify"/>
      <style:text-properties style:font-name="Yu Gothic UI"/>
    </style:style>
    <style:style style:name="P54" style:parent-style-name="Standard" style:family="paragraph">
      <style:paragraph-properties fo:text-align="justify"/>
    </style:style>
    <style:style style:name="T55" style:parent-style-name="Policepardéfaut" style:family="text">
      <style:text-properties style:font-name="Yu Gothic UI"/>
    </style:style>
    <style:style style:name="T56" style:parent-style-name="Policepardéfaut" style:family="text">
      <style:text-properties style:font-name="Yu Gothic UI" style:text-position="super 58.3%"/>
    </style:style>
    <style:style style:name="T57" style:parent-style-name="Policepardéfaut" style:family="text">
      <style:text-properties style:font-name="Yu Gothic UI"/>
    </style:style>
    <style:style style:name="P58" style:parent-style-name="Standard" style:list-style-name="LFO1" style:family="paragraph">
      <style:paragraph-properties fo:text-align="justify"/>
      <style:text-properties style:font-name="Yu Gothic UI"/>
    </style:style>
    <style:style style:name="P59" style:parent-style-name="Standard" style:list-style-name="LFO1" style:family="paragraph">
      <style:paragraph-properties fo:text-align="justify"/>
      <style:text-properties style:font-name="Yu Gothic UI"/>
    </style:style>
    <style:style style:name="P60" style:parent-style-name="Standard" style:family="paragraph">
      <style:paragraph-properties fo:text-align="justify"/>
      <style:text-properties style:font-name="Yu Gothic UI"/>
    </style:style>
    <style:style style:name="P61" style:parent-style-name="Standard" style:list-style-name="LFO1" style:family="paragraph">
      <style:paragraph-properties fo:text-align="justify"/>
    </style:style>
    <style:style style:name="T62" style:parent-style-name="Policepardéfaut" style:family="text">
      <style:text-properties style:font-name="Yu Gothic UI"/>
    </style:style>
    <style:style style:name="T63" style:parent-style-name="Policepardéfaut" style:family="text">
      <style:text-properties style:font-name="Yu Gothic UI"/>
    </style:style>
  </office:automatic-styles>
  <office:body>
    <office:text text:use-soft-page-breaks="true">
      <text:p text:style-name="P1">RPG</text:p>
      <text:p text:style-name="P2"/>
      <text:p text:style-name="P3">1/ Comment jouer:</text:p>
      <text:p text:style-name="P4"><text:s/></text:p>
      <text:p text:style-name="P5">Pour commencer le jeu, vous pouvez démarrer le programme via votre terminal ou IDE, vous allez ensuite apercevoir le menu de notre jeu, appelé «Toothbrush Past» vous avez la possibilité de jouer, de<text:s/>paramétrer votre jeu en cliquant sur «OPTION» ou de quitter le jeu en cliquant sur «EXIT».</text:p>
      <text:p text:style-name="P6">Lorsque vous allez lancer le jeu vous avez la possibilité de charger une sauvegarde ou bien d'en créer une nouvelle. Attention si vous avez sauvegarder votre jeu et<text:s/>que vous<text:s/>chargez<text:s/>une nouvelle sauvegarde, cela réinitialisera votre jeu (vous n'avez qu'une seule sauvegarde à la fois! Soyez vigilant sur vos sauvegardes).</text:p>
      <text:p text:style-name="P7">Lors d'une nouvelle sauvegarde, vous allez atterrir sur la création de votre personnage, vous pouvez entrer l'identifiant de votre personnage (moins de 10 caractères), choisir votre arme, vous avez 5 possibilités: Sword, Claymor, Polearm, Catalyst ou Bow. Puis 3 possibilités pour la classe de votre personnage, il peut être un personnage spécialisé dans les dégâts, un support DPS, il aide ce dernier a injecter plus de dégâts ou bien votre il peut être soigneur.</text:p>
      <text:p text:style-name="P8">Vous allez à pressent atterrir sur la carte avec votre personnage et sa classe, vous pouvez vous promenez autour de celle-ci accéder<text:s/>à<text:s/>certaines maisons, mais restez sur vos gardes! Des monstres sont<text:s/>présents<text:s/>pour vous attaquer, n'hésitez pas a vous défendre grâce a votre classe.<text:s/>Ils existent<text:s/>plusieurs types de montres, les zombies, vifs mais peu dangereux, les squelettes, dangereux mais lent et les<text:s/>sorcières qui ne bougent pas mais vous attaque de à distance.</text:p>
      <text:p text:style-name="P9">Lorsque vous allez faire le tour de la carte, éliminer certains monstres, vous pourrez trouver des catacombes, ceci est un signe que vous<text:s/>avancez<text:s/>dans le jeu. Dans ces catacombes vous allez pouvoir vous dirigez vers de nouveaux endroits, ainsi vous allez accéder à la fin de notre jeu, vous pourrez répondre à notre énigme et accéder à la salle du Boss final. Un monstre dangereux et difficile à battre.</text:p>
      <text:p text:style-name="P10"/>
      <text:p text:style-name="P11"/>
      <text:p text:style-name="P12"/>
      <text:p text:style-name="P13"/>
      <text:p text:style-name="P14"/>
      <text:p text:style-name="P15"/>
      <text:p text:style-name="P16"/>
      <text:soft-page-break/>
      <text:p text:style-name="P17">2/ Programme technique</text:p>
      <text:p text:style-name="P18"/>
      <text:p text:style-name="P19">Nous<text:s/>allons à présent vous expliquer le code de notre jeu.</text:p>
      <text:p text:style-name="P20">Pour que vous puissiez éditer le jeu. Il est nécessaire d'installer<text:s/>les modules suivants:</text:p>
      <text:p text:style-name="P21">-pip install pygame</text:p>
      <text:p text:style-name="P22">-pip install pytmx</text:p>
      <text:p text:style-name="P23">-pip install pyscroll</text:p>
      <text:p text:style-name="P24">-pip install pickle</text:p>
      <text:p text:style-name="P25">-pip install moviepy</text:p>
      <text:p text:style-name="P26">Et<text:s/>lancer le fichier « main.py » pour lancer le jeu.</text:p>
      <text:p text:style-name="P27"/>
      <text:p text:style-name="P28">La<text:s/>première<text:s/>classe est située dans le fichier « jeu.py », elle est nommée « Game ». Dans cette classe sont présents<text:s/>toutes les caractéristiques<text:s/>du jeu, la<text:s/>fenêtre<text:s/>du jeu, la carte, le son dans différentes méthodes (constructeur, load_map, handle_input, monstres_interactions, updates, create_save, options...) toutes ces méthodes.</text:p>
      <text:p text:style-name="P29">Dans le dossier class vous avez 7 fichiers<text:s/>qui sont les classes de notre jeu.</text:p>
      <text:p text:style-name="P30"/>
      <text:p text:style-name="P31">Le premier fichier ‘’personnage.py’’ permet de créer notre personnage, c’est-à-dire ses armes ses attaques, son nom etc.</text:p>
      <text:list text:style-name="LFO1" text:continue-numbering="true">
        <text:list-item>
          <text:p text:style-name="P32">La méthode get_level permet de récupérer le niveau du joueur</text:p>
        </text:list-item>
        <text:list-item>
          <text:p text:style-name="P33">La méthode get nous donne les statistiques de notre joueur</text:p>
        </text:list-item>
        <text:list-item>
          <text:p text:style-name="P34">La méthode __add__ ajoute de l’EXP au joueur</text:p>
        </text:list-item>
        <text:list-item>
          <text:p text:style-name="P35">La méthode__sub__ nous enleve de la vie</text:p>
        </text:list-item>
        <text:list-item>
          <text:p text:style-name="P36">La méthode __expup la fonction appelé appelé par le __add__</text:p>
        </text:list-item>
        <text:list-item>
          <text:p text:style-name="P37">La méthode equip permet d’équiper une arme ou un artefact</text:p>
        </text:list-item>
        <text:list-item>
          <text:p text:style-name="P38">La méthode unequip permet de déséquiper une arme ou un artefact</text:p>
        </text:list-item>
        <text:list-item>
          <text:p text:style-name="P39">La méthode attack permet de générer des points d’attaque en fonction de notre attaque, de nos dégâts critique et de critique</text:p>
        </text:list-item>
      </text:list>
      <text:p text:style-name="P40"/>
      <text:p text:style-name="P41"/>
      <text:p text:style-name="P42">Le deuxième fichier ‘’pnj.py’’ permet des créer personnages non joueurs, ils peuvent êtres hostiles ou bien gentils</text:p>
      <text:list text:style-name="LFO1" text:continue-numbering="true">
        <text:list-item>
          <text:p text:style-name="P43">Dans cette class nous pouvons attribuer un nom aux pnj.</text:p>
        </text:list-item>
        <text:list-item>
          <text:p text:style-name="P44">Des sous-classes sont présente comme la sous classe hostile qui permet de rendre les pnj hostiles et la sous-classe friendly qui permet de rendre les pnj gentils</text:p>
        </text:list-item>
      </text:list>
      <text:p text:style-name="P45"/>
      <text:p text:style-name="P46"/>
      <text:p text:style-name="P47"><text:span text:style-name="T48">Le 5</text:span><text:span text:style-name="T49">e</text:span><text:span text:style-name="T50"><text:s/>fichier ‘’arme.py’’ permet de créer des armes</text:span></text:p>
      <text:list text:style-name="LFO1" text:continue-numbering="true">
        <text:list-item>
          <text:p text:style-name="P51">La méthode get donne les statistiques de l’armes</text:p>
        </text:list-item>
      </text:list>
      <text:p text:style-name="P52"/>
      <text:p text:style-name="P53"/>
      <text:p text:style-name="P54"><text:span text:style-name="T55">Le 6</text:span><text:span text:style-name="T56">e</text:span><text:span text:style-name="T57"><text:s/>fichier ‘’artefact.py’’ permet des créer des artefacts, c’est-à-dire des objets qui peuvent ajouter des valeurs aux joueurs.<text:s/></text:span></text:p>
      <text:list text:style-name="LFO1" text:continue-numbering="true">
        <text:list-item>
          <text:p text:style-name="P58">La méthode __add__ fait appele a la méthode __proc</text:p>
        </text:list-item>
        <text:list-item>
          <text:p text:style-name="P59">La méthode permet de monter le niveau de nos artefacts</text:p>
        </text:list-item>
      </text:list>
      <text:p text:style-name="P60"/>
      <text:list text:style-name="LFO1" text:continue-numbering="true">
        <text:list-item>
          <text:p text:style-name="P61"><text:span text:style-name="T62">L</text:span><text:span text:style-name="T63">es sous-classes Fleur, Plume, Sablier, Coupe, Embleme sont des types d’artefac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Yu Gothic UI" svg:font-family="Yu Gothic UI" style:font-family-generic="swiss" style:font-pitch="variable" svg:panose-1="2 11 5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Yu Gothic UI" style:font-name-asian="Yu Gothic UI" style:font-name-complex="Lucida 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Yu Gothic U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Nicolas Adamczyk</meta:initial-creator>
    <dc:creator>N nico</dc:creator>
    <meta:creation-date>2021-10-22T18:03:00Z</meta:creation-date>
    <dc:date>2021-10-22T18:03:00Z</dc:date>
    <meta:template xlink:href="Normal.dotm" xlink:type="simple"/>
    <meta:editing-cycles>2</meta:editing-cycles>
    <meta:editing-duration>PT0S</meta:editing-duration>
    <meta:document-statistic meta:page-count="3" meta:paragraph-count="8" meta:word-count="632" meta:character-count="4104" meta:row-count="29" meta:non-whitespace-character-count="3480"/>
  </office:meta>
</office:document-meta>
</file>